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2.8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-color="#ffff66" draw:textarea-horizontal-align="justify" draw:textarea-vertical-align="middle" draw:auto-grow-height="false"/>
    </style:style>
    <style:style style:name="gr5" style:family="graphic" style:parent-style-name="standard">
      <style:graphic-properties draw:fill-color="#23ff23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2.6cm"/>
    </style:style>
    <style:style style:name="gr7" style:family="graphic" style:parent-style-name="standard">
      <style:graphic-properties draw:stroke="none" svg:stroke-color="#000000" draw:fill="none" draw:fill-color="#ffffff" fo:min-height="1.1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draw:fill-color="#ffcc99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fo:min-height="3.25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0cm"/>
    </style:style>
    <style:style style:name="gr12" style:family="graphic" style:parent-style-name="standard">
      <style:graphic-properties draw:fill="none" draw:textarea-vertical-align="middle" draw:auto-grow-height="false" fo:min-height="0.749cm" fo:min-width="0.49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8cm" fo:min-width="7.855cm"/>
    </style:style>
    <style:style style:name="gr14" style:family="graphic" style:parent-style-name="standard">
      <style:graphic-properties draw:stroke="none" svg:stroke-color="#000000" draw:fill="none" draw:fill-color="#ffffff" fo:min-height="3.191cm"/>
    </style:style>
    <style:style style:name="co1" style:family="table-column">
      <style:table-column-properties style:column-width="1.297cm" style:use-optimal-column-width="false"/>
    </style:style>
    <style:style style:name="co2" style:family="table-column">
      <style:table-column-properties style:column-width="2.3cm" style:use-optimal-column-width="false"/>
    </style:style>
    <style:style style:name="co3" style:family="table-column">
      <style:table-column-properties style:column-width="2.534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5.2cm" svg:height="3.3cm" svg:x="1.7cm" svg:y="2.291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2" draw:text-style-name="P2" draw:layer="layout" svg:width="5.3cm" svg:height="3.1cm" svg:x="1.6cm" svg:y="2.331cm">
            <draw:text-box>
              <text:p text:style-name="P2">ID,Name,Punkte</text:p>
              <text:p text:style-name="P2">1,Franz,50</text:p>
              <text:p text:style-name="P2">2,Alfred,10</text:p>
            </draw:text-box>
          </draw:frame>
          <draw:frame draw:style-name="gr3" draw:layer="layout" svg:width="3.008cm" svg:height="0.962cm" svg:x="2.692cm" svg:y="1.4cm">
            <draw:text-box>
              <text:p>Tab1.csv</text:p>
            </draw:text-box>
          </draw:frame>
        </draw:g>
        <draw:custom-shape draw:style-name="gr4" draw:text-style-name="P1" draw:layer="layout" svg:width="5.1cm" svg:height="1.3cm" svg:x="7.6cm" svg:y="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6.13cm" svg:height="2.915cm" svg:x="13.227cm" svg:y="1.99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ID</text:p>
              </table:table-cell>
              <table:table-cell>
                <text:p>Name</text:p>
              </table:table-cell>
              <table:table-cell>
                <text:p>Punkte</text:p>
              </table:table-cell>
            </table:table-row>
            <table:table-row table:style-name="ro1" table:default-cell-style-name="ce1">
              <table:table-cell>
                <text:p>1</text:p>
              </table:table-cell>
              <table:table-cell>
                <text:p>Franz</text:p>
              </table:table-cell>
              <table:table-cell>
                <text:p>50</text:p>
              </table:table-cell>
            </table:table-row>
            <table:table-row table:style-name="ro1" table:default-cell-style-name="ce1">
              <table:table-cell>
                <text:p>2</text:p>
              </table:table-cell>
              <table:table-cell>
                <text:p>Alfred</text:p>
              </table:table-cell>
              <table:table-cell>
                <text:p>10</text:p>
              </table:table-cell>
            </table:table-row>
          </table:table>
          <draw:image xlink:href="Pictures/TablePreview1.svm" xlink:type="simple" xlink:show="embed" xlink:actuate="onLoad"/>
        </draw:frame>
        <draw:g>
          <draw:g>
            <draw:custom-shape draw:style-name="gr5" draw:text-style-name="P1" draw:layer="layout" svg:width="7.3cm" svg:height="3cm" svg:x="12.6cm" svg:y="9.5cm">
              <text:p/>
              <draw:enhanced-geometry svg:viewBox="0 0 21600 21600" draw:type="rectangle" draw:enhanced-path="M 0 0 L 21600 0 21600 21600 0 21600 0 0 Z N"/>
            </draw:custom-shape>
            <draw:frame draw:style-name="gr6" draw:layer="layout" svg:width="7.2cm" svg:height="2.85cm" svg:x="12.6cm" svg:y="9.65cm">
              <draw:text-box>
                <text:p>SELECT count(*)</text:p>
                <text:p>FROM (SELECT name</text:p>
                <text:p><text:tab/> <text:s text:c="5"/>FROM Tab )</text:p>
              </draw:text-box>
            </draw:frame>
          </draw:g>
          <draw:frame draw:style-name="gr7" draw:layer="layout" svg:width="4.3cm" svg:height="1.35cm" svg:x="14.2cm" svg:y="8.6cm">
            <draw:text-box>
              <text:p>SQL-Abfrage</text:p>
            </draw:text-box>
          </draw:frame>
        </draw:g>
        <draw:line draw:style-name="gr8" draw:text-style-name="P1" draw:layer="layout" svg:x1="1cm" svg:y1="5.9cm" svg:x2="20cm" svg:y2="5.9cm">
          <text:p/>
        </draw:line>
        <draw:g>
          <draw:custom-shape draw:style-name="gr1" draw:text-style-name="P1" draw:layer="layout" svg:width="6.5cm" svg:height="3.968cm" svg:x="2cm" svg:y="7.02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9" draw:text-style-name="P1" draw:layer="layout" svg:width="6.2cm" svg:height="1.2cm" svg:x="2.1cm" svg:y="8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2" draw:layer="layout" svg:width="6.6cm" svg:height="4.517cm" svg:x="1.9cm" svg:y="7.083cm">
            <draw:text-box>
              <text:p text:style-name="P2">#!/bin/bash</text:p>
              <text:p text:style-name="P2">cut -d\, -f2 tab1.csv |\ wc -l |\</text:p>
              <text:p text:style-name="P2">cmdtool</text:p>
              <text:p text:style-name="P2">...</text:p>
              <text:p text:style-name="P2"/>
            </draw:text-box>
          </draw:frame>
          <draw:frame draw:style-name="gr11" draw:layer="layout" svg:width="2.864cm" svg:height="0.962cm" svg:x="3.4cm" svg:y="6.088cm">
            <draw:text-box>
              <text:p>skript.sh</text:p>
            </draw:text-box>
          </draw:frame>
          <draw:custom-shape draw:style-name="gr12" draw:text-style-name="P1" draw:layer="layout" svg:width="0.4cm" svg:height="1.2cm" svg:x="8.7cm" svg:y="8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draw:g>
        <draw:custom-shape draw:style-name="gr4" draw:text-style-name="P1" draw:layer="layout" svg:width="3.4cm" svg:height="0.7cm" draw:transform="rotate (-0.436332312998582) translate (9.519cm 8.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1" draw:text-style-name="P1" draw:layer="layout" svg:width="9.912cm" svg:height="3.827cm" svg:x="1.088cm" svg:y="12.322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13" draw:layer="layout" svg:width="5cm" svg:height="0.962cm" svg:x="3.1cm" svg:y="11.424cm">
            <draw:text-box>
              <text:p>skript_mod.sh</text:p>
            </draw:text-box>
          </draw:frame>
          <draw:custom-shape draw:style-name="gr9" draw:text-style-name="P1" draw:layer="layout" svg:width="9.7cm" svg:height="1.3cm" svg:x="1.2cm" svg:y="13.324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10.4cm" svg:height="4.517cm" svg:x="0.9cm" svg:y="12.383cm">
            <draw:text-box>
              <text:p text:style-name="P2">#!/bin/bash</text:p>
              <text:p text:style-name="P2">&lt;sqltool&gt; 'SELECT count(*) FROM (SELECT name FROM Tab )' |\</text:p>
              <text:p text:style-name="P2">cmdtool</text:p>
              <text:p text:style-name="P2">...</text:p>
              <text:p text:style-name="P2"/>
            </draw:text-box>
          </draw:frame>
        </draw:g>
        <draw:custom-shape draw:style-name="gr4" draw:text-style-name="P1" draw:layer="layout" svg:width="3.4cm" svg:height="0.7cm" draw:transform="rotate (-0.436332312998582) translate (11.393cm 12.529cm)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ximilian Schüle</meta:initial-creator>
    <meta:creation-date>2014-10-31T21:27:01</meta:creation-date>
    <dc:date>2014-10-31T22:27:06</dc:date>
    <dc:creator>Maximilian Schüle</dc:creator>
    <meta:editing-duration>PT12M57S</meta:editing-duration>
    <meta:editing-cycles>3</meta:editing-cycles>
    <meta:generator>LibreOffice/3.5$Linux_X86_64 LibreOffice_project/350m1$Build-2</meta:generator>
    <meta:document-statistic meta:object-count="25"/>
  </office:meta>
</office:document-meta>
</file>